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MUJERES</text:p>
          </table:table-cell>
          <table:table-cell table:style-name="ce1" office:value-type="string" calcext:value-type="string">
            <text:p>HOMBRES</text:p>
          </table:table-cell>
        </table:table-row>
        <table:table-row table:style-name="ro1">
          <table:table-cell office:value-type="string" calcext:value-type="string">
            <text:p>Recueja, La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rmuña de Almanzora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oal</text:p>
          </table:table-cell>
          <table:table-cell table:number-columns-repeated="2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Arevalillo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errocalejo de Aragona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isla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randes y San Martín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uisando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Junciana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ngamuñoz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avarredondilla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alobral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n Esteban de los Patos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nchorreja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illaflor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amurejo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ontclar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cs del Penedès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Sant Cugat Sesgarrigues</text:p>
          </table:table-cell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Aulesti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Mendexa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Zaratamo</text:p>
          </table:table-cell>
          <table:table-cell table:number-columns-repeated="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Hoyales de Roa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aramillo Quemad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drones de Bureb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ublacedo de Abajo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lguera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Navas del Madroño</text:p>
          </table:table-cell>
          <table:table-cell table:number-columns-repeated="2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Peraleda de San Román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iedras Albas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osque, El</text:p>
          </table:table-cell>
          <table:table-cell table:number-columns-repeated="2"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Alfondeguilla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hert/Xert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Pajarón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rtalrubio de Guadamejud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n Lorenzo de la Parrilla</text:p>
          </table:table-cell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Villaescusa de Haro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apileira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Castellar de la Muela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lmeda de Cobeta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muniente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Loscorrales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bres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Quintana y Congosto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 Cristóbal de la Polantera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bó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vet de la Conca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Molsosa, La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ontornès de Segarra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eixens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Benarrabá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Jubrique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Bertizarana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tayo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rreaga/Roncesvalles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ztárroz/Uztarroze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lvos de Randín</text:p>
          </table:table-cell>
          <table:table-cell table:number-columns-repeated="2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Xunqueira de Ambía</text:p>
          </table:table-cell>
          <table:table-cell table:number-columns-repeated="2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Berzosill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stil de Vela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llanueva del Rebollar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ia</text:p>
          </table:table-cell>
          <table:table-cell table:number-columns-repeated="2"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Cárdenas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erroba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illarroy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rro, El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Cipérez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Iruelos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rresmenudas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aldelageve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aldunciel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bos de Fuentidueña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umales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uente de Santa Cruz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astras de Cuéllar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anto Domingo de Pirón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ldevacas y Guijar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ntiponce</text:p>
          </table:table-cell>
          <table:table-cell table:number-columns-repeated="2"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Carabantes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sarejos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ebollar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tarella, La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Savallà del Comtat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vissa</text:p>
          </table:table-cell>
          <table:table-cell table:number-columns-repeated="2"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Vilanova de Prades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ueña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scardón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áfales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rgas</text:p>
          </table:table-cell>
          <table:table-cell table:number-columns-repeated="2"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Cervera de los Montes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Maqueda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Parrillas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omeral, El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lbalat de la Ribera</text:p>
          </table:table-cell>
          <table:table-cell table:number-columns-repeated="2"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Montaverner</text:p>
          </table:table-cell>
          <table:table-cell table:number-columns-repeated="2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ot de Chera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Gallegos de Hornija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tapozuelos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Torrecilla de la Orden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Villabaruz de Campos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illamuriel de Campos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lacios de Sanabria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Quintanilla del Olmo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dayanes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do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ubel</text:p>
          </table:table-cell>
          <table:table-cell table:number-columns-repeated="2"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59:04.277000000</meta:creation-date>
    <dc:date>2021-09-25T20:59:59.504000000</dc:date>
    <meta:editing-duration>PT55S</meta:editing-duration>
    <meta:editing-cycles>1</meta:editing-cycles>
    <meta:document-statistic meta:table-count="1" meta:cell-count="324" meta:object-count="0"/>
    <meta:generator>LibreOffice/7.2.1.2$Windows_X86_64 LibreOffice_project/87b77fad49947c1441b67c559c339af8f3517e22</meta:generator>
  </office:meta>
</office:document-meta>
</file>